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auto" style:column-width="0.9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ase" table:style-name="ta1">
        <table:shapes>
          <draw:frame draw:z-index="0" draw:style-name="gr1" draw:text-style-name="P1" svg:width="6.2988in" svg:height="3.5429in" svg:x="10.4335in" svg:y="0.5961in">
            <draw:object draw:notify-on-update-of-ranges="Base.C4:Base.C14 Base.B4:Base.B14 Base.H4:Base.H9 Base.G4:Base.G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nsert polarization curve data here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2">
          <table:table-cell office:value-type="string" calcext:value-type="string">
            <text:p>%eval_id</text:p>
          </table:table-cell>
          <table:table-cell office:value-type="string" calcext:value-type="string">
            <text:p>V_cell</text:p>
          </table:table-cell>
          <table:table-cell office:value-type="string" calcext:value-type="string">
            <text:p>obj_fn</text:p>
          </table:table-cell>
          <table:table-cell table:number-columns-repeated="2"/>
          <table:table-cell office:value-type="string" calcext:value-type="string">
            <text:p>PAPER</text:p>
          </table:table-cell>
          <table:table-cell office:value-type="string" calcext:value-type="string">
            <text:p>V_cell</text:p>
          </table:table-cell>
          <table:table-cell office:value-type="string" calcext:value-type="string">
            <text:p>current density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52925" calcext:value-type="float">
            <text:p>0.952925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0.950075" calcext:value-type="float">
            <text:p>0.9500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94416" calcext:value-type="float">
            <text:p>0.9441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422" calcext:value-type="float">
            <text:p>0.422</text:p>
          </table:table-cell>
          <table:table-cell table:style-name="ce1" office:value-type="float" office:value="0.932032" calcext:value-type="float">
            <text:p>0.932032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907746" calcext:value-type="float">
            <text:p>0.90774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861166" calcext:value-type="float">
            <text:p>0.861166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777879" calcext:value-type="float">
            <text:p>0.777879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0.643129" calcext:value-type="float">
            <text:p>0.64312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451976" calcext:value-type="float">
            <text:p>0.45197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236935" calcext:value-type="float">
            <text:p>0.236935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0844989" calcext:value-type="float">
            <text:p>0.0844989</text:p>
          </table:table-cell>
          <table:table-cell table:number-columns-repeated="20"/>
        </table:table-row>
        <table:table-row table:style-name="ro3" table:number-rows-repeated="3">
          <table:table-cell table:number-columns-repeated="23"/>
        </table:table-row>
        <table:table-row table:style-name="ro3">
          <table:table-cell office:value-type="string" calcext:value-type="string">
            <text:p>Parameters</text:p>
          </table:table-cell>
          <table:table-cell table:number-columns-repeated="22"/>
        </table:table-row>
        <table:table-row table:style-name="ro3">
          <table:table-cell table:number-columns-repeated="23"/>
        </table:table-row>
        <table:table-row table:style-name="ro1">
          <table:table-cell office:value-type="string" calcext:value-type="string">
            <text:p>set Platinum loading on support (%wt) = 4:0.28 <text:s text:c="20"/># Mass percentage of platinum catalyst on the support carbon blac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t Platinum loading per unit volume (mg/cm3) = 4:266.67 <text:s text:c="10"/># Catalyst platinum mass loading per unit volume of C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t Electrolyte loading (%wt) = 4:0.5313 <text:s text:c="26"/># Electrode loading is the weight percentage of ionomer per gram of CL</text:p>
          </table:table-cell>
          <table:table-cell table:number-columns-repeated="22"/>
        </table:table-row>
        <table:table-row table:style-name="ro1" table:number-rows-repeated="12">
          <table:table-cell table:number-columns-repeated="23"/>
        </table:table-row>
        <table:table-row table:style-name="ro3" table:number-rows-repeated="1048541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Mid" table:style-name="ta1">
        <table:shapes>
          <draw:frame draw:z-index="0" draw:style-name="gr1" draw:text-style-name="P1" svg:width="6.2988in" svg:height="3.5429in" svg:x="8.0067in" svg:y="0.1756in">
            <draw:object draw:notify-on-update-of-ranges="Mid.H4:Mid.H9 Mid.G4:Mid.G9 Mid.C4:Mid.C14 Mid.B4:Mid.B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Insert polarization curve data here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3">
          <table:table-cell office:value-type="string" calcext:value-type="string">
            <text:p>%eval_id</text:p>
          </table:table-cell>
          <table:table-cell office:value-type="string" calcext:value-type="string">
            <text:p>V_cell</text:p>
          </table:table-cell>
          <table:table-cell office:value-type="string" calcext:value-type="string">
            <text:p>obj_fn</text:p>
          </table:table-cell>
          <table:table-cell table:number-columns-repeated="2"/>
          <table:table-cell office:value-type="string" calcext:value-type="string">
            <text:p>PAPER</text:p>
          </table:table-cell>
          <table:table-cell office:value-type="string" calcext:value-type="string">
            <text:p>V_cell</text:p>
          </table:table-cell>
          <table:table-cell office:value-type="string" calcext:value-type="string">
            <text:p>current density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8685" calcext:value-type="float">
            <text:p>1.8685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4" calcext:value-type="float">
            <text:p>0.274</text:p>
          </table:table-cell>
          <table:table-cell office:value-type="float" office:value="1.84802" calcext:value-type="float">
            <text:p>1.848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8" calcext:value-type="float">
            <text:p>0.348</text:p>
          </table:table-cell>
          <table:table-cell office:value-type="float" office:value="1.8082" calcext:value-type="float">
            <text:p>1.808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2" calcext:value-type="float">
            <text:p>0.422</text:p>
          </table:table-cell>
          <table:table-cell office:value-type="float" office:value="1.73523" calcext:value-type="float">
            <text:p>1.73523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27" calcext:value-type="float">
            <text:p>1.27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6" calcext:value-type="float">
            <text:p>0.496</text:p>
          </table:table-cell>
          <table:table-cell office:value-type="float" office:value="1.61218" calcext:value-type="float">
            <text:p>1.6121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78" calcext:value-type="float">
            <text:p>1.7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" calcext:value-type="float">
            <text:p>0.57</text:p>
          </table:table-cell>
          <table:table-cell office:value-type="float" office:value="1.42428" calcext:value-type="float">
            <text:p>1.4242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4" calcext:value-type="float">
            <text:p>0.644</text:p>
          </table:table-cell>
          <table:table-cell office:value-type="float" office:value="1.16592" calcext:value-type="float">
            <text:p>1.16592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8" calcext:value-type="float">
            <text:p>0.718</text:p>
          </table:table-cell>
          <table:table-cell office:value-type="float" office:value="0.847611" calcext:value-type="float">
            <text:p>0.847611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92" calcext:value-type="float">
            <text:p>0.792</text:p>
          </table:table-cell>
          <table:table-cell office:value-type="float" office:value="0.505735" calcext:value-type="float">
            <text:p>0.505735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6" calcext:value-type="float">
            <text:p>0.866</text:p>
          </table:table-cell>
          <table:table-cell office:value-type="float" office:value="0.221476" calcext:value-type="float">
            <text:p>0.221476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4" calcext:value-type="float">
            <text:p>0.94</text:p>
          </table:table-cell>
          <table:table-cell office:value-type="float" office:value="0.0691232" calcext:value-type="float">
            <text:p>0.0691232</text:p>
          </table:table-cell>
          <table:table-cell table:number-columns-repeated="22"/>
        </table:table-row>
        <table:table-row table:style-name="ro3">
          <table:table-cell table:number-columns-repeated="25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Optimization results: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float" office:value="355.80189076" calcext:value-type="float">
            <text:p>3.56E+002</text:p>
          </table:table-cell>
          <table:table-cell office:value-type="string" calcext:value-type="string">
            <text:p>DV_0</text:p>
          </table:table-cell>
          <table:table-cell office:value-type="string" calcext:value-type="string">
            <text:p>mg/cm3</text:p>
          </table:table-cell>
          <table:table-cell table:formula="of:=[.A21]*0.0015" office:value-type="float" office:value="0.53370283614" calcext:value-type="float">
            <text:p>0.5337028361</text:p>
          </table:table-cell>
          <table:table-cell office:value-type="string" calcext:value-type="string">
            <text:p>mg/cm2</text:p>
          </table:table-cell>
          <table:table-cell table:number-columns-repeated="20"/>
        </table:table-row>
        <table:table-row table:style-name="ro1">
          <table:table-cell table:style-name="ce2" office:value-type="float" office:value="0.58554802368" calcext:value-type="float">
            <text:p>5.86E-001</text:p>
          </table:table-cell>
          <table:table-cell office:value-type="string" calcext:value-type="string">
            <text:p>DV_1</text:p>
          </table:table-cell>
          <table:table-cell table:number-columns-repeated="23"/>
        </table:table-row>
        <table:table-row table:style-name="ro1">
          <table:table-cell table:style-name="ce2" office:value-type="float" office:value="0.46713783697" calcext:value-type="float">
            <text:p>4.67E-001</text:p>
          </table:table-cell>
          <table:table-cell office:value-type="string" calcext:value-type="string">
            <text:p>DV_2</text:p>
          </table:table-cell>
          <table:table-cell table:number-columns-repeated="23"/>
        </table:table-row>
        <table:table-row table:style-name="ro1">
          <table:table-cell table:style-name="ce2" office:value-type="float" office:value="0.78084809562" calcext:value-type="float">
            <text:p>7.81E-001</text:p>
          </table:table-cell>
          <table:table-cell office:value-type="string" calcext:value-type="string">
            <text:p>DV_3</text:p>
          </table:table-cell>
          <table:table-cell table:number-columns-repeated="23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23"/>
          <table:table-cell table:style-name="ce2" office:value-type="float" office:value="355.80189076" calcext:value-type="float">
            <text:p>3.56E+002</text:p>
          </table:table-cell>
          <table:table-cell office:value-type="string" calcext:value-type="string">
            <text:p>DV_0</text:p>
          </table:table-cell>
        </table:table-row>
        <table:table-row table:style-name="ro1">
          <table:table-cell table:number-columns-repeated="23"/>
          <table:table-cell table:style-name="ce2" office:value-type="float" office:value="0.58554802368" calcext:value-type="float">
            <text:p>5.86E-001</text:p>
          </table:table-cell>
          <table:table-cell office:value-type="string" calcext:value-type="string">
            <text:p>DV_1</text:p>
          </table:table-cell>
        </table:table-row>
        <table:table-row table:style-name="ro1">
          <table:table-cell table:number-columns-repeated="23"/>
          <table:table-cell table:style-name="ce2" office:value-type="float" office:value="0.46713783697" calcext:value-type="float">
            <text:p>4.67E-001</text:p>
          </table:table-cell>
          <table:table-cell office:value-type="string" calcext:value-type="string">
            <text:p>DV_2</text:p>
          </table:table-cell>
        </table:table-row>
        <table:table-row table:style-name="ro1">
          <table:table-cell table:number-columns-repeated="23"/>
          <table:table-cell table:style-name="ce2" office:value-type="float" office:value="0.78084809562" calcext:value-type="float">
            <text:p>7.81E-001</text:p>
          </table:table-cell>
          <table:table-cell office:value-type="string" calcext:value-type="string">
            <text:p>DV_3</text:p>
          </table:table-cell>
        </table:table-row>
      </table:table>
      <table:table table:name="high" table:style-name="ta1">
        <table:shapes>
          <draw:frame draw:z-index="0" draw:style-name="gr1" draw:text-style-name="P1" svg:width="6.2988in" svg:height="3.5429in" svg:x="8.0004in" svg:y="1.0043in">
            <draw:object draw:notify-on-update-of-ranges="high.H2:high.H7 high.G2:high.G7 high.D2:high.D12 high.B2:high.B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%eval_id</text:p>
          </table:table-cell>
          <table:table-cell office:value-type="string" calcext:value-type="string">
            <text:p>V_cell</text:p>
          </table:table-cell>
          <table:table-cell office:value-type="string" calcext:value-type="string">
            <text:p>obj_fn</text:p>
          </table:table-cell>
          <table:table-cell table:number-columns-repeated="2"/>
          <table:table-cell office:value-type="string" calcext:value-type="string">
            <text:p>PAPER</text:p>
          </table:table-cell>
          <table:table-cell office:value-type="string" calcext:value-type="string">
            <text:p>V_cell</text:p>
          </table:table-cell>
          <table:table-cell office:value-type="string" calcext:value-type="string">
            <text:p>current densit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2.226434952" calcext:value-type="float">
            <text:p>-2.226434952</text:p>
          </table:table-cell>
          <table:table-cell table:formula="of:=-[.C2]" office:value-type="float" office:value="2.226434952" calcext:value-type="float">
            <text:p>2.226434952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274" calcext:value-type="float">
            <text:p>0.274</text:p>
          </table:table-cell>
          <table:table-cell office:value-type="float" office:value="-2.178727569" calcext:value-type="float">
            <text:p>-2.178727569</text:p>
          </table:table-cell>
          <table:table-cell table:formula="of:=-[.C3]" office:value-type="float" office:value="2.178727569" calcext:value-type="float">
            <text:p>2.1787275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348" calcext:value-type="float">
            <text:p>0.348</text:p>
          </table:table-cell>
          <table:table-cell office:value-type="float" office:value="-2.09397391" calcext:value-type="float">
            <text:p>-2.09397391</text:p>
          </table:table-cell>
          <table:table-cell table:formula="of:=-[.C4]" office:value-type="float" office:value="2.09397391" calcext:value-type="float">
            <text:p>2.093973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8" calcext:value-type="float">
            <text:p>0.2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422" calcext:value-type="float">
            <text:p>0.422</text:p>
          </table:table-cell>
          <table:table-cell office:value-type="float" office:value="-1.955933466" calcext:value-type="float">
            <text:p>-1.955933466</text:p>
          </table:table-cell>
          <table:table-cell table:formula="of:=-[.C5]" office:value-type="float" office:value="1.955933466" calcext:value-type="float">
            <text:p>1.95593346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496" calcext:value-type="float">
            <text:p>0.496</text:p>
          </table:table-cell>
          <table:table-cell office:value-type="float" office:value="-1.751301737" calcext:value-type="float">
            <text:p>-1.751301737</text:p>
          </table:table-cell>
          <table:table-cell table:formula="of:=-[.C6]" office:value-type="float" office:value="1.751301737" calcext:value-type="float">
            <text:p>1.75130173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57" calcext:value-type="float">
            <text:p>0.57</text:p>
          </table:table-cell>
          <table:table-cell office:value-type="float" office:value="-1.474697727" calcext:value-type="float">
            <text:p>-1.474697727</text:p>
          </table:table-cell>
          <table:table-cell table:formula="of:=-[.C7]" office:value-type="float" office:value="1.474697727" calcext:value-type="float">
            <text:p>1.47469772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644" calcext:value-type="float">
            <text:p>0.644</text:p>
          </table:table-cell>
          <table:table-cell office:value-type="float" office:value="-1.133388462" calcext:value-type="float">
            <text:p>-1.133388462</text:p>
          </table:table-cell>
          <table:table-cell table:formula="of:=-[.C8]" office:value-type="float" office:value="1.133388462" calcext:value-type="float">
            <text:p>1.133388462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718" calcext:value-type="float">
            <text:p>0.718</text:p>
          </table:table-cell>
          <table:table-cell office:value-type="float" office:value="-0.7534908852" calcext:value-type="float">
            <text:p>-0.7534908852</text:p>
          </table:table-cell>
          <table:table-cell table:formula="of:=-[.C9]" office:value-type="float" office:value="0.7534908852" calcext:value-type="float">
            <text:p>0.7534908852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792" calcext:value-type="float">
            <text:p>0.792</text:p>
          </table:table-cell>
          <table:table-cell office:value-type="float" office:value="-0.394399656" calcext:value-type="float">
            <text:p>-0.394399656</text:p>
          </table:table-cell>
          <table:table-cell table:formula="of:=-[.C10]" office:value-type="float" office:value="0.394399656" calcext:value-type="float">
            <text:p>0.394399656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866" calcext:value-type="float">
            <text:p>0.866</text:p>
          </table:table-cell>
          <table:table-cell office:value-type="float" office:value="-0.1484416571" calcext:value-type="float">
            <text:p>-0.1484416571</text:p>
          </table:table-cell>
          <table:table-cell table:formula="of:=-[.C11]" office:value-type="float" office:value="0.1484416571" calcext:value-type="float">
            <text:p>0.1484416571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94" calcext:value-type="float">
            <text:p>0.94</text:p>
          </table:table-cell>
          <table:table-cell office:value-type="float" office:value="-0.04159832165" calcext:value-type="float">
            <text:p>-0.0415983217</text:p>
          </table:table-cell>
          <table:table-cell table:formula="of:=-[.C12]" office:value-type="float" office:value="0.04159832165" calcext:value-type="float">
            <text:p>0.041598321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Mid.B4:Mid.C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high.C17:high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Arial1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7:35:03.774063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08:33:03.076569268</dc:date>
    <meta:generator>LibreOffice/4.3.5.2.0$Linux_X86_64 LibreOffice_project/430m0$Build-2</meta:generator>
    <meta:editing-duration>PT1H15M7S</meta:editing-duration>
    <meta:editing-cycles>20</meta:editing-cycles>
    <meta:document-statistic meta:table-count="3" meta:cell-count="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3.121cm" svg:y="3.952cm" style:legend-expansion="high" chart:style-name="ch2"/>
        <chart:plot-area chart:style-name="ch3" table:cell-range-address="Base.B4:Base.C14 Base.G4:Base.G9" svg:x="0.32cm" svg:y="0.18cm" svg:width="12.481cm" svg:height="8.64cm">
          <chartooo:coordinate-region svg:x="1.047cm" svg:y="0.38cm" svg:width="11.51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se.B4:Base.B14" chart:class="chart:scatter">
            <chart:domain table:cell-range-address="Base.C4:Base.C14"/>
            <chart:data-point chart:repeated="11"/>
          </chart:series>
          <chart:series chart:style-name="ch7" chart:values-cell-range-address="Base.G4:Base.G9" chart:class="chart:scatter">
            <chart:domain table:cell-range-address="Base.H4:Base.H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2925">
                <text:p>0.952925</text:p>
                <draw:g>
                  <svg:desc>Base.C4:Base.C14</svg:desc>
                </draw:g>
              </table:table-cell>
              <table:table-cell office:value-type="float" office:value="0.2">
                <text:p>0.2</text:p>
                <draw:g>
                  <svg:desc>Base.B4:Base.B14</svg:desc>
                </draw:g>
              </table:table-cell>
              <table:table-cell office:value-type="float" office:value="0">
                <text:p>0</text:p>
                <draw:g>
                  <svg:desc>Base.H4:Base.H9</svg:desc>
                </draw:g>
              </table:table-cell>
              <table:table-cell office:value-type="float" office:value="1.2">
                <text:p>1.2</text:p>
                <draw:g>
                  <svg:desc>Base.G4:Base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0075">
                <text:p>0.950075</text:p>
              </table:table-cell>
              <table:table-cell office:value-type="float" office:value="0.274">
                <text:p>0.274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416">
                <text:p>0.94416</text:p>
              </table:table-cell>
              <table:table-cell office:value-type="float" office:value="0.348">
                <text:p>0.348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2032">
                <text:p>0.932032</text:p>
              </table:table-cell>
              <table:table-cell office:value-type="float" office:value="0.422">
                <text:p>0.422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7746">
                <text:p>0.907746</text:p>
              </table:table-cell>
              <table:table-cell office:value-type="float" office:value="0.496">
                <text:p>0.496</text:p>
              </table:table-cell>
              <table:table-cell office:value-type="float" office:value="0.95">
                <text:p>0.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1166">
                <text:p>0.861166</text:p>
              </table:table-cell>
              <table:table-cell office:value-type="float" office:value="0.57">
                <text:p>0.57</text:p>
              </table:table-cell>
              <table:table-cell office:value-type="float" office:value="0.96">
                <text:p>0.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7879">
                <text:p>0.777879</text:p>
              </table:table-cell>
              <table:table-cell office:value-type="float" office:value="0.644">
                <text:p>0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3129">
                <text:p>0.643129</text:p>
              </table:table-cell>
              <table:table-cell office:value-type="float" office:value="0.718">
                <text:p>0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1976">
                <text:p>0.451976</text:p>
              </table:table-cell>
              <table:table-cell office:value-type="float" office:value="0.792">
                <text:p>0.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6935">
                <text:p>0.236935</text:p>
              </table:table-cell>
              <table:table-cell office:value-type="float" office:value="0.866">
                <text:p>0.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44989">
                <text:p>0.0844989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3.121cm" svg:y="3.952cm" style:legend-expansion="high" chart:style-name="ch2"/>
        <chart:plot-area chart:style-name="ch3" table:cell-range-address="Mid.G4:Mid.H9 Mid.B4:Mid.B14" svg:x="0.32cm" svg:y="0.18cm" svg:width="12.481cm" svg:height="8.64cm">
          <chartooo:coordinate-region svg:x="1.047cm" svg:y="0.38cm" svg:width="11.6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id.G4:Mid.G9" chart:class="chart:scatter">
            <chart:domain table:cell-range-address="Mid.H4:Mid.H9"/>
            <chart:data-point chart:repeated="6"/>
          </chart:series>
          <chart:series chart:style-name="ch7" chart:values-cell-range-address="Mid.B4:Mid.B14" chart:class="chart:scatter">
            <chart:domain table:cell-range-address="Mid.C4:Mid.C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id.H4:Mid.H9</svg:desc>
                </draw:g>
              </table:table-cell>
              <table:table-cell office:value-type="float" office:value="1.2">
                <text:p>1.2</text:p>
                <draw:g>
                  <svg:desc>Mid.G4:Mid.G9</svg:desc>
                </draw:g>
              </table:table-cell>
              <table:table-cell office:value-type="float" office:value="1.8685">
                <text:p>1.8685</text:p>
                <draw:g>
                  <svg:desc>Mid.C4:Mid.C14</svg:desc>
                </draw:g>
              </table:table-cell>
              <table:table-cell office:value-type="float" office:value="0.2">
                <text:p>0.2</text:p>
                <draw:g>
                  <svg:desc>Mid.B4:Mid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1.84802">
                <text:p>1.8480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1.8082">
                <text:p>1.8082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7">
                <text:p>1.27</text:p>
              </table:table-cell>
              <table:table-cell office:value-type="float" office:value="0.6">
                <text:p>0.6</text:p>
              </table:table-cell>
              <table:table-cell office:value-type="float" office:value="1.73523">
                <text:p>1.73523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8">
                <text:p>1.78</text:p>
              </table:table-cell>
              <table:table-cell office:value-type="float" office:value="0.4">
                <text:p>0.4</text:p>
              </table:table-cell>
              <table:table-cell office:value-type="float" office:value="1.61218">
                <text:p>1.61218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.42428">
                <text:p>1.4242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592">
                <text:p>1.16592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7611">
                <text:p>0.847611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735">
                <text:p>0.505735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476">
                <text:p>0.221476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1232">
                <text:p>0.0691232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3.121cm" svg:y="3.952cm" style:legend-expansion="high" chart:style-name="ch2"/>
        <chart:plot-area chart:style-name="ch3" table:cell-range-address="high.G2:high.H7 high.B2:high.B12" svg:x="0.32cm" svg:y="0.18cm" svg:width="12.481cm" svg:height="8.64cm">
          <chartooo:coordinate-region svg:x="1.047cm" svg:y="0.38cm" svg:width="11.6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gh.G2:high.G7" chart:class="chart:scatter">
            <chart:domain table:cell-range-address="high.H2:high.H7"/>
            <chart:data-point chart:repeated="6"/>
          </chart:series>
          <chart:series chart:style-name="ch7" chart:values-cell-range-address="high.B2:high.B12" chart:class="chart:scatter">
            <chart:domain table:cell-range-address="high.D2:high.D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igh.H2:high.H7</svg:desc>
                </draw:g>
              </table:table-cell>
              <table:table-cell office:value-type="float" office:value="1.2">
                <text:p>1.2</text:p>
                <draw:g>
                  <svg:desc>high.G2:high.G7</svg:desc>
                </draw:g>
              </table:table-cell>
              <table:table-cell office:value-type="float" office:value="2.226434952">
                <text:p>2.226434952</text:p>
                <draw:g>
                  <svg:desc>high.D2:high.D12</svg:desc>
                </draw:g>
              </table:table-cell>
              <table:table-cell office:value-type="float" office:value="0.2">
                <text:p>0.2</text:p>
                <draw:g>
                  <svg:desc>high.B2:high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2.178727569">
                <text:p>2.178727569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">
                <text:p>0.28</text:p>
              </table:table-cell>
              <table:table-cell office:value-type="float" office:value="0.8">
                <text:p>0.8</text:p>
              </table:table-cell>
              <table:table-cell office:value-type="float" office:value="2.09397391">
                <text:p>2.09397391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1.955933466">
                <text:p>1.955933466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.751301737">
                <text:p>1.751301737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">
                <text:p>2.4</text:p>
              </table:table-cell>
              <table:table-cell office:value-type="float" office:value="0.2">
                <text:p>0.2</text:p>
              </table:table-cell>
              <table:table-cell office:value-type="float" office:value="1.474697727">
                <text:p>1.47469772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388462">
                <text:p>1.133388462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4908852">
                <text:p>0.7534908852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399656">
                <text:p>0.39439965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4416571">
                <text:p>0.1484416571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59832165">
                <text:p>0.04159832165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